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5.90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.212cm" fo:margin-bottom="0cm" fo:text-indent="0cm"/>
      <style:text-properties style:use-window-font-color="true"/>
    </style:style>
    <style:style style:name="P2" style:family="paragraph">
      <style:text-properties style:use-window-font-color="true"/>
    </style:style>
    <style:style style:name="P3" style:family="paragraph">
      <style:paragraph-properties fo:margin-left="0cm" fo:margin-right="0cm" fo:margin-top="0.212cm" fo:margin-bottom="0cm" fo:text-align="end" fo:text-indent="0cm"/>
    </style:style>
    <style:style style:name="P4" style:family="paragraph">
      <style:paragraph-properties fo:margin-left="0cm" fo:margin-right="0cm" fo:margin-top="0.212cm" fo:margin-bottom="0cm" fo:text-align="start" fo:text-indent="0cm"/>
    </style:style>
    <style:style style:name="P5" style:family="paragraph">
      <loext:graphic-properties draw:fill-color="#ffffff"/>
    </style:style>
    <style:style style:name="T1" style:family="text">
      <style:text-properties style:use-window-font-color="true" style:font-name="Helvetica Neue" fo:font-size="48pt" fo:language="pt" fo:country="BR" style:text-underline-style="none" style:font-name-asian="Arial Unicode MS1" style:font-size-asian="48pt" style:language-asian="ar" style:country-asian="SA" style:font-size-complex="48pt"/>
    </style:style>
    <style:style style:name="T2" style:family="text">
      <style:text-properties style:use-window-font-color="true" style:font-name="Liberation Serif" fo:font-size="32pt" fo:language="pt" fo:country="BR" fo:font-style="italic" style:text-underline-style="none" style:font-name-asian="Arial Unicode MS1" style:font-size-asian="32pt" style:language-asian="ar" style:country-asian="SA" style:font-style-asian="italic" style:font-size-complex="32pt" style:font-style-complex="italic"/>
    </style:style>
    <style:style style:name="T3" style:family="text">
      <style:text-properties style:use-window-font-color="true" style:font-name="Liberation Serif" fo:font-size="36pt" fo:language="pt" fo:country="BR" fo:font-style="normal" style:text-underline-style="solid" style:text-underline-width="auto" style:text-underline-color="font-color" style:font-name-asian="Arial Unicode MS1" style:font-size-asian="36pt" style:language-asian="ar" style:country-asian="SA" style:font-style-asian="normal" style:font-size-complex="36pt" style:font-style-complex="normal"/>
    </style:style>
    <style:style style:name="T4" style:family="text">
      <style:text-properties style:use-window-font-color="true" style:font-name="Liberation Serif" fo:font-size="36pt" fo:language="pt" fo:country="BR" fo:font-style="normal" style:text-underline-style="none" style:font-name-asian="Arial Unicode MS1" style:font-size-asian="36pt" style:language-asian="ar" style:country-asian="SA" style:font-style-asian="normal" style:font-size-complex="36pt" style:font-style-complex="normal"/>
    </style:style>
    <style:style style:name="T5" style:family="text">
      <style:text-properties style:use-window-font-color="true" style:font-name="Liberation Serif" fo:font-size="26pt" fo:language="pt" fo:country="BR" fo:font-style="normal" style:text-underline-style="none" style:font-name-asian="Arial Unicode MS1" style:font-size-asian="26pt" style:language-asian="ar" style:country-asian="SA" style:font-style-asian="normal" style:font-size-complex="26pt" style:font-style-complex="normal"/>
    </style:style>
    <style:style style:name="T6" style:family="text">
      <style:text-properties style:use-window-font-color="true" style:font-name="Liberation Mono1" fo:font-size="18pt" fo:language="pt" fo:country="BR" fo:font-style="normal" style:text-underline-style="none" style:font-name-asian="Arial Unicode MS1" style:font-size-asian="18pt" style:language-asian="ar" style:country-asian="SA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5.908cm" svg:x="1.4cm" svg:y="7.546cm" presentation:class="title" presentation:user-transformed="true">
          <draw:text-box>
            <text:p text:style-name="P1"><text:span text:style-name="T1">Nivelamento de programação</text:span><text:span text:style-name="T1"><text:line-break/></text:span><text:span text:style-name="T1">para termodinâmica</text:span></text:p>
          </draw:text-box>
        </draw:frame>
        <draw:frame presentation:style-name="pr2" draw:text-style-name="P2" draw:layer="layout" svg:width="25.199cm" svg:height="7.3cm" svg:x="1.4cm" svg:y="13.7cm" presentation:class="outline" presentation:user-transformed="true">
          <draw:text-box>
            <text:p text:style-name="P3"><text:span text:style-name="T2">Iuri Soter Viana Segtovich</text:span></text:p>
            <text:p text:style-name="P4"><text:span text:style-name="T3">Parte 3</text:span><text:span text:style-name="T3">: python científico</text:span></text:p>
            <text:p text:style-name="P4"><text:span text:style-name="T4">Métodos numéricos:</text:span></text:p>
            <text:p text:style-name="P4"><text:span text:style-name="T5">biseção </text:span><text:span text:style-name="T6">(from scipy.optimize import bisect)</text:span></text:p>
            <text:p text:style-name="P4"><text:span text:style-name="T5">polinômios </text:span><text:span text:style-name="T6">(from numpy import root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30T11:18:33.330306960</dc:date>
    <meta:editing-duration>PT6H31M43S</meta:editing-duration>
    <meta:editing-cycles>36</meta:editing-cycles>
    <meta:generator>LibreOffice/5.1.6.2$Linux_X86_64 LibreOffice_project/10m0$Build-2</meta:generator>
    <meta:document-statistic meta:object-count="25"/>
  </office:meta>
</office:document-meta>
</file>